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/>
    </style:style>
    <style:style style:name="ce3" style:family="table-cell" style:parent-style-name="Default">
      <style:table-cell-properties fo:background-color="transparent"/>
      <style:text-properties style:font-name="Courier New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Courier New"/>
    </style:style>
    <style:style style:name="ce5" style:family="table-cell" style:parent-style-name="Default">
      <style:table-cell-properties fo:background-color="#fa8072"/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calcext:value-type="string">
            <text:p>Datenanalyse Graef Serielle Schnittstel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x:</text:p>
          </table:table-cell>
          <table:table-cell office:value-type="string" calcext:value-type="string">
            <text:p>Von Tastenfeld zu Hauptplati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:</text:p>
          </table:table-cell>
          <table:table-cell office:value-type="string" calcext:value-type="string">
            <text:p>Von Hauptplatine zu Tastenfel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 table:number-columns-spanned="2" table:number-rows-spanned="1">
            <text:p>Einschalttaste: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0xAA</text:p>
          </table:table-cell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0xA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x</text:p>
          </table:table-cell>
          <table:table-cell table:style-name="ce5" office:value-type="string" calcext:value-type="string">
            <text:p>0x00</text:p>
          </table:table-cell>
          <table:table-cell table:number-columns-repeated="2"/>
          <table:table-cell office:value-type="string" calcext:value-type="string">
            <text:p>Tx</text:p>
          </table:table-cell>
          <table:table-cell table:style-name="ce5" office:value-type="string" calcext:value-type="string">
            <text:p>0x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0x60</text:p>
          </table:table-cell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0x6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0x8A</text:p>
          </table:table-cell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0x8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0x9C</text:p>
          </table:table-cell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0x9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0xE8</text:p>
          </table:table-cell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0xE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0x03</text:p>
          </table:table-cell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0x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0x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0x1B</text:p>
          </table:table-cell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Taste Ein gedrück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0x55</text:p>
          </table:table-cell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0x5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 table:number-columns-spanned="2" table:number-rows-spanned="1">
            <text:p>Datenpaket vorm Aufheizen: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table:style-name="ce5" office:value-type="string" calcext:value-type="string">
            <text:p>0x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8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Checksumme</text:p>
          </table:table-cell>
          <table:table-cell office:value-type="string" calcext:value-type="string">
            <text:p>Summe Bytes davor +0x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5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 table:number-columns-spanned="2" table:number-rows-spanned="1">
            <text:p>Datenpaket beim Aufheizen: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table:style-name="ce5" office:value-type="string" calcext:value-type="string">
            <text:p>0xA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8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BD</text:p>
          </table:table-cell>
          <table:table-cell office:value-type="string" calcext:value-type="string">
            <text:p>Checksumme</text:p>
          </table:table-cell>
          <table:table-cell office:value-type="string" calcext:value-type="string">
            <text:p>Summe Bytes davor +0x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55</text:p>
          </table:table-cell>
          <table:table-cell table:number-columns-repeated="16382"/>
        </table:table-row>
        <table:table-row table:style-name="ro1">
          <table:table-cell table:style-name="ce3" table:number-columns-repeated="2"/>
          <table:table-cell table:number-columns-repeated="16382"/>
        </table:table-row>
        <table:table-row table:style-name="ro1">
          <table:table-cell table:style-name="ce4" office:value-type="string" calcext:value-type="string" table:number-columns-spanned="2" table:number-rows-spanned="1">
            <text:p>Wenn aufgeheizt einmalig:</text:p>
          </table:table-cell>
          <table:covered-table-cell table:style-name="ce3"/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A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table:style-name="ce5" office:value-type="string" calcext:value-type="string">
            <text:p>0xC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8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9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E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DD</text:p>
          </table:table-cell>
          <table:table-cell office:value-type="string" calcext:value-type="string">
            <text:p>Checksum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0x55</text:p>
          </table:table-cell>
          <table:table-cell table:number-columns-repeated="16382"/>
        </table:table-row>
        <table:table-row table:style-name="ro1" table:number-rows-repeated="24">
          <table:table-cell table:style-name="ce3" table:number-columns-repeated="2"/>
          <table:table-cell table:number-columns-repeated="16382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20:33:47.330000000</meta:creation-date>
    <dc:date>2025-03-28T21:43:23.309000000</dc:date>
    <meta:editing-duration>PT1H9M35S</meta:editing-duration>
    <meta:editing-cycles>3</meta:editing-cycles>
    <meta:generator>LibreOffice/7.4.3.2$Windows_X86_64 LibreOffice_project/1048a8393ae2eeec98dff31b5c133c5f1d08b890</meta:generator>
    <meta:document-statistic meta:table-count="1" meta:cell-count="115" meta:object-count="0"/>
  </office:meta>
</office:document-meta>
</file>